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6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SERCIZIO 4 OPS Amelian Cosmin 2B</text:span></text:p>
      <text:p text:style-name="P2"><text:span text:style-name="T2">L1<text:s text:c="2"/>Beatrice,Gessica,Simone</text:span></text:p>
      <text:p text:style-name="P2"><text:span text:style-name="T2">L2<text:s text:c="2"/>6</text:span></text:p>
      <text:p text:style-name="P2"><text:span text:style-name="T2">L3<text:s text:c="2"/>Enrico,Anna,Federico,Cristian,Lisa,Mattia,Gessica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